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168cm" style:rel-column-width="19921*"/>
    </style:style>
    <style:style style:name="Tabella1.B" style:family="table-column">
      <style:table-column-properties style:column-width="11.832cm" style:rel-column-width="45614*"/>
    </style:style>
    <style:style style:name="Tabella1.1" style:family="table-row">
      <style:table-row-properties style:min-row-height="1.401cm"/>
    </style:style>
    <style:style style:name="Tabella1.A1" style:family="table-cell">
      <style:table-cell-properties fo:padding="0.097cm" fo:border="none"/>
    </style:style>
    <style:style style:name="Tabella1.B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1cm"/>
    </style:style>
    <style:style style:name="Tabel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style:min-row-height="7.01cm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0138c4a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Table_20_Contents">
      <style:text-properties style:font-name="Verdana"/>
    </style:style>
    <style:style style:name="P4" style:family="paragraph" style:parent-style-name="Table_20_Contents">
      <style:text-properties style:font-name="Verdana" officeooo:rsid="0008afe0" officeooo:paragraph-rsid="0008afe0"/>
    </style:style>
    <style:style style:name="P5" style:family="paragraph" style:parent-style-name="Table_20_Contents">
      <style:text-properties style:font-name="Verdana" fo:font-weight="bold" officeooo:rsid="0008afe0" officeooo:paragraph-rsid="00107e3c" style:font-weight-asian="bold" style:font-weight-complex="bold"/>
    </style:style>
    <style:style style:name="P6" style:family="paragraph" style:parent-style-name="Standard">
      <style:text-properties style:font-name="Verdana"/>
    </style:style>
    <style:style style:name="P7" style:family="paragraph" style:parent-style-name="Standard">
      <style:text-properties style:font-name="Verdana" officeooo:rsid="0008afe0" officeooo:paragraph-rsid="0008afe0"/>
    </style:style>
    <style:style style:name="P8" style:family="paragraph" style:parent-style-name="Standard">
      <style:paragraph-properties>
        <style:tab-stops>
          <style:tab-stop style:position="13.074cm"/>
        </style:tab-stops>
      </style:paragraph-properties>
      <style:text-properties style:font-name="Verdana" officeooo:rsid="0008afe0" officeooo:paragraph-rsid="0008afe0"/>
    </style:style>
    <style:style style:name="P9" style:family="paragraph" style:parent-style-name="Standard">
      <style:paragraph-properties>
        <style:tab-stops>
          <style:tab-stop style:position="9.712cm"/>
        </style:tab-stops>
      </style:paragraph-properties>
      <style:text-properties style:font-name="Verdana" officeooo:rsid="0008afe0" officeooo:paragraph-rsid="000c5b93"/>
    </style:style>
    <style:style style:name="P10" style:family="paragraph" style:parent-style-name="Standard">
      <style:text-properties style:font-name="Verdana" officeooo:rsid="0008afe0" officeooo:paragraph-rsid="000dc362"/>
    </style:style>
    <style:style style:name="P11" style:family="paragraph" style:parent-style-name="Standard">
      <style:text-properties style:font-name="Verdana" officeooo:rsid="0008afe0" officeooo:paragraph-rsid="0010dfe6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Verdana" fo:font-size="12pt" fo:font-style="normal" style:text-underline-style="none" fo:font-weight="normal" officeooo:rsid="0008afe0" officeooo:paragraph-rsid="0012c66e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0c6f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3pt" fo:font-style="normal" style:text-underline-style="none" fo:font-weight="bold" officeooo:rsid="00138c4a" officeooo:paragraph-rsid="00138c4a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Verdana" fo:font-weight="bold" officeooo:rsid="00138c4a" officeooo:paragraph-rsid="00138c4a" style:font-weight-asian="bold" style:font-weight-complex="bold"/>
    </style:style>
    <style:style style:name="T1" style:family="text">
      <style:text-properties style:font-name="Verdana" fo:font-weight="bold" officeooo:rsid="00138c4a" style:font-weight-asian="bold" style:font-weight-complex="bold"/>
    </style:style>
    <style:style style:name="T2" style:family="text">
      <style:text-properties style:use-window-font-color="true" style:font-name="Verdana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" style:family="text"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use-window-font-color="true" style:font-name="Verdana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/>
          </table:table-cell>
          <table:table-cell table:style-name="Tabella1.B1" office:value-type="string">
            <text:p text:style-name="P4"/>
          </table:table-cell>
        </table:table-row>
        <table:table-row table:style-name="Tabella1.2">
          <table:table-cell table:style-name="Tabella1.A1" office:value-type="string">
            <text:p text:style-name="P3"/>
          </table:table-cell>
          <table:table-cell table:style-name="Tabella1.B2" office:value-type="string">
            <text:p text:style-name="P5">Numero Commessa: <text:span text:style-name="T4"><text:placeholder text:placeholder-type="text">&lt;o.code or ''&gt;</text:placeholder></text:span></text:p>
          </table:table-cell>
        </table:table-row>
      </table:table>
      <text:p text:style-name="P6"/>
      <text:p text:style-name="P13"><text:placeholder text:placeholder-type="text">&lt;setLang('it_IT')&gt;</text:placeholder></text:p>
      <text:p text:style-name="P10">Anno di riferimento: <text:span text:style-name="T3"><text:placeholder text:placeholder-type="text">&lt;'' if not o.from_date else (formatLang(o.from_date, date=True)[-4:])&gt;</text:placeholder></text:span></text:p>
      <text:p text:style-name="P7"/>
      <text:p text:style-name="P7"/>
      <text:p text:style-name="P7"/>
      <text:p text:style-name="P7"/>
      <text:p text:style-name="P7"/>
      <text:p text:style-name="P11">Nome / Società: <text:span text:style-name="T3"><text:placeholder text:placeholder-type="text">&lt;o.partner_id.name or ''&gt;</text:placeholder></text:span></text:p>
      <text:p text:style-name="P7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Descrizione: </text:p>
            <text:p text:style-name="P12"><text:placeholder text:placeholder-type="text">&lt;o.cover_description or ''&gt;</text:placeholder></text:p>
          </table:table-cell>
        </table:table-row>
      </table:table>
      <text:p text:style-name="P7"/>
      <text:p text:style-name="P9">Data inizio lavori: <text:span text:style-name="T2"><text:placeholder text:placeholder-type="text">&lt;formatLang(o.from_date, date=True)&gt;</text:placeholder></text:span><text:tab/>Data fine lavori:<text:span text:style-name="T2"><text:placeholder text:placeholder-type="text">&lt;formatLang(o.to_date, date=True)&gt;</text:placeholder>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611cm" style:rel-column-width="13918*"/>
    </style:style>
    <style:style style:name="Tabella3.B" style:family="table-column">
      <style:table-column-properties style:column-width="13.39cm" style:rel-column-width="51617*"/>
    </style:style>
    <style:style style:name="Tabella3.1" style:family="table-row">
      <style:table-row-properties style:min-row-height="2.397cm"/>
    </style:style>
    <style:style style:name="Tabella3.A1" style:family="table-cell">
      <style:table-cell-properties fo:padding="0.049cm" fo:border="none"/>
    </style:style>
    <style:style style:name="Tabella3.B1" style:family="table-cell">
      <style:table-cell-properties style:vertical-align="middle" fo:padding="0.049cm" fo:border="none"/>
    </style:style>
    <style:style style:name="MP1" style:family="paragraph" style:parent-style-name="Header">
      <style:paragraph-properties fo:text-align="start" style:justify-single-word="false"/>
      <style:text-properties officeooo:paragraph-rsid="00138c4a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 style:font-name="Verdana" fo:font-size="13pt" fo:font-style="normal" style:text-underline-style="none" fo:font-weight="bold" officeooo:rsid="00138c4a" officeooo:paragraph-rsid="00138c4a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Verdana" fo:font-weight="bold" officeooo:rsid="00138c4a" officeooo:paragraph-rsid="00138c4a" style:font-weight-asian="bold" style:font-weight-complex="bold"/>
    </style:style>
    <style:style style:name="MT1" style:family="text">
      <style:text-properties style:font-name="Verdana" fo:font-weight="bold" officeooo:rsid="00138c4a" style:font-weight-asian="bold" style:font-weight-complex="bold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69cm" fo:margin-bottom="1.143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89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1"><draw:frame draw:style-name="Mfr1" draw:name="image:asimage(company.logo)" text:anchor-type="as-char" svg:width="3.074cm" style:rel-width="90%" svg:height="2.071cm" style:rel-height="scale-min" draw:z-index="0"><draw:text-box><text:p text:style-name="MP2"/></draw:text-box></draw:frame><text:span text:style-name="MT1"> </text:span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</table:table-cell>
          </table:table-row>
        </table:table>
        <text:p text:style-name="MP4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8-26T18:25:04</meta:creation-date>
    <dc:date>2020-02-19T13:56:25.765421203</dc:date>
    <dc:creator>thebrush </dc:creator>
    <meta:editing-duration>PT1H36M57S</meta:editing-duration>
    <meta:editing-cycles>32</meta:editing-cycles>
    <meta:generator>LibreOffice/4.3.3.2$Linux_X86_64 LibreOffice_project/430m0$Build-2</meta:generator>
    <meta:document-statistic meta:table-count="3" meta:image-count="0" meta:object-count="0" meta:page-count="1" meta:paragraph-count="9" meta:word-count="36" meta:character-count="346" meta:non-whitespace-character-count="316"/>
  </office:meta>
</office:document-meta>
</file>